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3" style:family="paragraph" style:parent-style-name="Texte_20_de_20_saisie">
      <style:text-properties style:font-name="Arial1" fo:font-size="11pt" style:font-size-asian="11pt" style:font-size-complex="11pt"/>
    </style:style>
    <style:style style:name="P14" style:family="paragraph" style:parent-style-name="Texte_20_de_20_saisie">
      <style:text-properties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6" style:family="paragraph" style:parent-style-name="Text_20_body">
      <style:paragraph-properties fo:margin-top="0cm" fo:margin-bottom="0.499cm" fo:text-align="justify" style:justify-single-word="false"/>
      <style:text-properties style:font-name="Arial" fo:font-size="11pt" style:font-size-asian="11pt" style:font-size-complex="11pt"/>
    </style:style>
    <style:style style:name="P17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8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normal" fo:background-color="transparent" style:font-name-asian="Times New Roman" style:font-size-asian="11pt" style:font-weight-asian="normal" style:font-name-complex="Arial1" style:font-size-complex="11pt" style:font-weight-complex="normal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-complex="Arial1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9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4"> </text:span><text:span text:style-name="T4">DPAS/SIS/BADA/SUSPENSION/</text:span><text:span text:style-name="T4"><text:date style:data-style-name="N106" text:date-value="2015-04-23T11:19:56.52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4-23T11:19:56.55">23/04/2015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libtypevoie"/></text:span><text:span text:style-name="T6"> </text:span><text:span text:style-name="T6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4">Comme je vous l’indiquais dans mon courrier du <text:span text:style-name="T3"><text:user-field-get style:data-style-name="N0" text:name="passagecommissionep_impressionconvocation">0</text:user-field-get></text:span><text:bookmark-start text:name="__DdeLink__762_1148179062"/>, votre dossier a été transmis à l’Equipe Pluridisciplinaire (EP) qui a examiné votre situation.<text:bookmark-end text:name="__DdeLink__762_1148179062"/></text:p>
        <text:p text:style-name="P4"/>
        <text:p text:style-name="P16">Après avoir pris connaissance de son avis, il a été décidé de reporter l’examen de votre dossier afin d’avoir un complément d’information auprès<text:span text:style-name="T7"> </text:span><text:span text:style-name="T8">de nos partenaires</text:span></text:p>
        <text:p text:style-name="P15">Votre dossier repassera en commission ultérieurement et vous recevrez une nouvelle convocation.</text:p>
        <text:p text:style-name="P12"/>
        <text:p text:style-name="P12">Je reste à votre entière disposition pour tout renseignement complémentaire.</text:p>
        <text:p text:style-name="P4"/>
        <text:p text:style-name="P5">Je vous prie de croire, <text:user-field-get text:name="personne_qual"/>, à l'assurance de mes salutations distinguées.</text:p>
        <text:p text:style-name="P13"/>
        <text:p text:style-name="P13"/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4-23T11:19:56.47</dc:date>
    <dc:creator>linda baitech</dc:creator>
    <meta:editing-duration>PT05H58M01S</meta:editing-duration>
    <meta:editing-cycles>102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4" meta:word-count="101" meta:character-count="711"/>
  </office:meta>
</office:document-meta>
</file>